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124cm" style:rel-column-width="8186*"/>
    </style:style>
    <style:style style:name="Tabla1.B" style:family="table-column">
      <style:table-column-properties style:column-width="2.125cm" style:rel-column-width="8193*"/>
    </style:style>
    <style:style style:name="Tabla1.H" style:family="table-column">
      <style:table-column-properties style:column-width="2.127cm" style:rel-column-width="819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writing-mode="page"/>
    </style:style>
    <style:style style:name="P1" style:family="paragraph" style:parent-style-name="Standard">
      <style:text-properties officeooo:rsid="001cf149" officeooo:paragraph-rsid="001cf149"/>
    </style:style>
    <style:style style:name="P2" style:family="paragraph" style:parent-style-name="Table_20_Contents">
      <style:text-properties officeooo:rsid="001cf149" officeooo:paragraph-rsid="001cf149"/>
    </style:style>
    <style:style style:name="P3" style:family="paragraph" style:parent-style-name="Standard">
      <style:text-properties officeooo:rsid="001d6d05" officeooo:paragraph-rsid="001d6d05"/>
    </style:style>
    <style:style style:name="P4" style:family="paragraph" style:parent-style-name="Table_20_Contents">
      <style:text-properties officeooo:rsid="001d6d05" officeooo:paragraph-rsid="001d6d05"/>
    </style:style>
    <style:style style:name="P5" style:family="paragraph" style:parent-style-name="Standard">
      <style:text-properties officeooo:rsid="001f1b6e" officeooo:paragraph-rsid="001f1b6e"/>
    </style:style>
    <style:style style:name="P6" style:family="paragraph" style:parent-style-name="Standard">
      <style:text-properties officeooo:paragraph-rsid="001f1b6e"/>
    </style:style>
    <style:style style:name="P7" style:family="paragraph" style:parent-style-name="Standard">
      <style:text-properties officeooo:rsid="0023cc56" officeooo:paragraph-rsid="0023cc56"/>
    </style:style>
    <style:style style:name="P8" style:family="paragraph" style:parent-style-name="Standard">
      <style:text-properties officeooo:rsid="0025c3f5" officeooo:paragraph-rsid="0025c3f5"/>
    </style:style>
    <style:style style:name="P9" style:family="paragraph" style:parent-style-name="Standard">
      <style:text-properties officeooo:rsid="00278a55" officeooo:paragraph-rsid="00278a55"/>
    </style:style>
    <style:style style:name="P10" style:family="paragraph" style:parent-style-name="Standard">
      <style:text-properties officeooo:rsid="0029068e" officeooo:paragraph-rsid="0029068e"/>
    </style:style>
    <style:style style:name="P11" style:family="paragraph" style:parent-style-name="Standard">
      <style:text-properties officeooo:rsid="0029068e" officeooo:paragraph-rsid="00297ee8"/>
    </style:style>
    <style:style style:name="P12" style:family="paragraph" style:parent-style-name="Standard">
      <style:text-properties officeooo:rsid="00297ee8" officeooo:paragraph-rsid="00297ee8"/>
    </style:style>
    <style:style style:name="P13" style:family="paragraph" style:parent-style-name="Standard">
      <style:text-properties officeooo:rsid="002b6f7b" officeooo:paragraph-rsid="002b6f7b"/>
    </style:style>
    <style:style style:name="P14" style:family="paragraph" style:parent-style-name="Standard">
      <style:text-properties officeooo:rsid="0025c3f5" officeooo:paragraph-rsid="0025c3f5"/>
    </style:style>
    <style:style style:name="P15" style:family="paragraph" style:parent-style-name="Standard">
      <style:text-properties officeooo:rsid="0029068e" officeooo:paragraph-rsid="0029068e"/>
    </style:style>
    <style:style style:name="P16" style:family="paragraph" style:parent-style-name="Standard">
      <style:text-properties officeooo:rsid="00297ee8" officeooo:paragraph-rsid="00297ee8"/>
    </style:style>
    <style:style style:name="P17" style:family="paragraph" style:parent-style-name="Standard">
      <style:text-properties officeooo:rsid="00278a55" officeooo:paragraph-rsid="002d17bf"/>
    </style:style>
    <style:style style:name="P18" style:family="paragraph" style:parent-style-name="Standard">
      <style:text-properties officeooo:rsid="001f1b6e" officeooo:paragraph-rsid="002d17bf"/>
    </style:style>
    <style:style style:name="T1" style:family="text">
      <style:text-properties officeooo:rsid="001ebf8e"/>
    </style:style>
    <style:style style:name="T2" style:family="text">
      <style:text-properties officeooo:rsid="001f1b6e"/>
    </style:style>
    <style:style style:name="T3" style:family="text">
      <style:text-properties officeooo:rsid="001fe805"/>
    </style:style>
    <style:style style:name="T4" style:family="text">
      <style:text-properties officeooo:rsid="0022f735"/>
    </style:style>
    <style:style style:name="T5" style:family="text">
      <style:text-properties officeooo:rsid="0023cc56"/>
    </style:style>
    <style:style style:name="T6" style:family="text">
      <style:text-properties officeooo:rsid="0025c3f5"/>
    </style:style>
    <style:style style:name="T7" style:family="text">
      <style:text-properties officeooo:rsid="002d17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text:p>
      <table:table table:name="Tabla1" table:style-name="Tabla1">
        <table:table-column table:style-name="Tabla1.A"/>
        <table:table-column table:style-name="Tabla1.B" table:number-columns-repeated="3"/>
        <table:table-column table:style-name="Tabla1.A"/>
        <table:table-column table:style-name="Tabla1.B" table:number-columns-repeated="2"/>
        <table:table-column table:style-name="Tabla1.H"/>
        <table:table-row>
          <table:table-cell table:style-name="Tabla1.A1" office:value-type="string">
            <text:p text:style-name="P2">A</text:p>
          </table:table-cell>
          <table:table-cell table:style-name="Tabla1.A1" office:value-type="string">
            <text:p text:style-name="P2">A_en</text:p>
          </table:table-cell>
          <table:table-cell table:style-name="Tabla1.A1" office:value-type="string">
            <text:p text:style-name="P2">B</text:p>
          </table:table-cell>
          <table:table-cell table:style-name="Tabla1.A1" office:value-type="string">
            <text:p text:style-name="P2">B_en</text:p>
          </table:table-cell>
          <table:table-cell table:style-name="Tabla1.A1" office:value-type="string">
            <text:p text:style-name="P2">C</text:p>
          </table:table-cell>
          <table:table-cell table:style-name="Tabla1.A1" office:value-type="string">
            <text:p text:style-name="P2">C_en</text:p>
          </table:table-cell>
          <table:table-cell table:style-name="Tabla1.A1" office:value-type="string">
            <text:p text:style-name="P2">Estimado</text:p>
          </table:table-cell>
          <table:table-cell table:style-name="Tabla1.A1" office:value-type="string">
            <text:p text:style-name="P2">Obtenido</text:p>
          </table:table-cell>
        </table:table-row>
        <table:table-row>
          <table:table-cell table:style-name="Tabla1.A1" office:value-type="string">
            <text:p text:style-name="P2">0</text:p>
          </table:table-cell>
          <table:table-cell table:style-name="Tabla1.A1" office:value-type="string">
            <text:p text:style-name="P2">0</text:p>
          </table:table-cell>
          <table:table-cell table:style-name="Tabla1.A1" office:value-type="string">
            <text:p text:style-name="P2">0</text:p>
          </table:table-cell>
          <table:table-cell table:style-name="Tabla1.A1" office:value-type="string">
            <text:p text:style-name="P2">0</text:p>
          </table:table-cell>
          <table:table-cell table:style-name="Tabla1.A1" office:value-type="string">
            <text:p text:style-name="P2">0</text:p>
          </table:table-cell>
          <table:table-cell table:style-name="Tabla1.A1" office:value-type="string">
            <text:p text:style-name="P2">0</text:p>
          </table:table-cell>
          <table:table-cell table:style-name="Tabla1.A1" office:value-type="string">
            <text:p text:style-name="P4">U</text:p>
          </table:table-cell>
          <table:table-cell table:style-name="Tabla1.A1" office:value-type="string">
            <text:p text:style-name="P2">U</text:p>
          </table:table-cell>
        </table:table-row>
        <table:table-row>
          <table:table-cell table:style-name="Tabla1.A1" office:value-type="string">
            <text:p text:style-name="P2">0</text:p>
          </table:table-cell>
          <table:table-cell table:style-name="Tabla1.A1" office:value-type="string">
            <text:p text:style-name="P2">1</text:p>
          </table:table-cell>
          <table:table-cell table:style-name="Tabla1.A1" office:value-type="string">
            <text:p text:style-name="P2">1</text:p>
          </table:table-cell>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2">0</text:p>
          </table:table-cell>
          <table:table-cell table:style-name="Tabla1.A1" office:value-type="string">
            <text:p text:style-name="P2">E</text:p>
          </table:table-cell>
          <table:table-cell table:style-name="Tabla1.A1" office:value-type="string">
            <text:p text:style-name="P2">E</text:p>
          </table:table-cell>
        </table:table-row>
        <table:table-row>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2">U</text:p>
          </table:table-cell>
          <table:table-cell table:style-name="Tabla1.A1" office:value-type="string">
            <text:p text:style-name="P2">U</text:p>
          </table:table-cell>
        </table:table-row>
        <table:table-row>
          <table:table-cell table:style-name="Tabla1.A1" office:value-type="string">
            <text:p text:style-name="P2">1</text:p>
          </table:table-cell>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2">0</text:p>
          </table:table-cell>
          <table:table-cell table:style-name="Tabla1.A1" office:value-type="string">
            <text:p text:style-name="P2">0</text:p>
          </table:table-cell>
          <table:table-cell table:style-name="Tabla1.A1" office:value-type="string">
            <text:p text:style-name="P2">1</text:p>
          </table:table-cell>
          <table:table-cell table:style-name="Tabla1.A1" office:value-type="string">
            <text:p text:style-name="P2">E</text:p>
          </table:table-cell>
          <table:table-cell table:style-name="Tabla1.A1" office:value-type="string">
            <text:p text:style-name="P2">E</text:p>
          </table:table-cell>
        </table:table-row>
        <table:table-row>
          <table:table-cell table:style-name="Tabla1.A1" office:value-type="string">
            <text:p text:style-name="P2">0</text:p>
          </table:table-cell>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2">0</text:p>
          </table:table-cell>
        </table:table-row>
        <table:table-row>
          <table:table-cell table:style-name="Tabla1.A1" office:value-type="string">
            <text:p text:style-name="P2">0</text:p>
          </table:table-cell>
          <table:table-cell table:style-name="Tabla1.A1" office:value-type="string">
            <text:p text:style-name="P2">1</text:p>
          </table:table-cell>
          <table:table-cell table:style-name="Tabla1.A1" office:value-type="string">
            <text:p text:style-name="P2">1</text:p>
          </table:table-cell>
          <table:table-cell table:style-name="Tabla1.A1" office:value-type="string">
            <text:p text:style-name="P2">1</text:p>
          </table:table-cell>
          <table:table-cell table:style-name="Tabla1.A1" office:value-type="string">
            <text:p text:style-name="P2">1</text:p>
          </table:table-cell>
          <table:table-cell table:style-name="Tabla1.A1" office:value-type="string">
            <text:p text:style-name="P2">1</text:p>
          </table:table-cell>
          <table:table-cell table:style-name="Tabla1.A1" office:value-type="string">
            <text:p text:style-name="P2">E</text:p>
          </table:table-cell>
          <table:table-cell table:style-name="Tabla1.A1" office:value-type="string">
            <text:p text:style-name="P2">E</text:p>
          </table:table-cell>
        </table:table-row>
        <table:table-row>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2">1</text:p>
          </table:table-cell>
          <table:table-cell table:style-name="Tabla1.A1" office:value-type="string">
            <text:p text:style-name="P2">1</text:p>
          </table:table-cell>
          <table:table-cell table:style-name="Tabla1.A1" office:value-type="string">
            <text:p text:style-name="P2">1</text:p>
          </table:table-cell>
          <table:table-cell table:style-name="Tabla1.A1" office:value-type="string">
            <text:p text:style-name="P2">0</text:p>
          </table:table-cell>
          <table:table-cell table:style-name="Tabla1.A1" office:value-type="string">
            <text:p text:style-name="P4">1</text:p>
          </table:table-cell>
          <table:table-cell table:style-name="Tabla1.A1" office:value-type="string">
            <text:p text:style-name="P4">1</text:p>
          </table:table-cell>
        </table:table-row>
      </table:table>
      <text:p text:style-name="P1"/>
      <text:p text:style-name="P3">1. b.</text:p>
      <table:table table:name="Tabla2" table:style-name="Tabla2">
        <table:table-column table:style-name="Tabla2.A"/>
        <table:table-column table:style-name="Tabla2.B"/>
        <table:table-row>
          <table:table-cell table:style-name="Tabla2.A1" office:value-type="string">
            <text:p text:style-name="P4">Color</text:p>
          </table:table-cell>
          <table:table-cell table:style-name="Tabla2.A1" office:value-type="string">
            <text:p text:style-name="P4">Interpretación</text:p>
          </table:table-cell>
        </table:table-row>
        <table:table-row>
          <table:table-cell table:style-name="Tabla2.A1" office:value-type="string">
            <text:p text:style-name="P4">Gris</text:p>
          </table:table-cell>
          <table:table-cell table:style-name="Tabla2.A1" office:value-type="string">
            <text:p text:style-name="P4">Cable desconectado (“-”)</text:p>
          </table:table-cell>
        </table:table-row>
        <table:table-row>
          <table:table-cell table:style-name="Tabla2.A1" office:value-type="string">
            <text:p text:style-name="P4">Verde claro</text:p>
          </table:table-cell>
          <table:table-cell table:style-name="Tabla2.A1" office:value-type="string">
            <text:p text:style-name="P4">1</text:p>
          </table:table-cell>
        </table:table-row>
        <table:table-row>
          <table:table-cell table:style-name="Tabla2.A1" office:value-type="string">
            <text:p text:style-name="P4">Verde oscuro</text:p>
          </table:table-cell>
          <table:table-cell table:style-name="Tabla2.A1" office:value-type="string">
            <text:p text:style-name="P4">0</text:p>
          </table:table-cell>
        </table:table-row>
        <table:table-row>
          <table:table-cell table:style-name="Tabla2.A1" office:value-type="string">
            <text:p text:style-name="P4">Azul</text:p>
          </table:table-cell>
          <table:table-cell table:style-name="Tabla2.A1" office:value-type="string">
            <text:p text:style-name="P4">U</text:p>
          </table:table-cell>
        </table:table-row>
        <table:table-row>
          <table:table-cell table:style-name="Tabla2.A1" office:value-type="string">
            <text:p text:style-name="P4">Rojo</text:p>
          </table:table-cell>
          <table:table-cell table:style-name="Tabla2.A1" office:value-type="string">
            <text:p text:style-name="P4">E</text:p>
          </table:table-cell>
        </table:table-row>
      </table:table>
      <text:p text:style-name="P3"/>
      <text:p text:style-name="P3">1. c.</text:p>
      <text:p text:style-name="P3">(X_en ^ Y_en) =&gt; (X = Y) siendo X, <text:span text:style-name="T1">Y pares de señales de entrada (A, B o C) y X_en, Y_en sus respectivas señales control (A_en, B_en o C_en). </text:span><text:span text:style-name="T3">O alternativamente, de manera que la regla no dependa de los datos, que a lo sumo una de las señales control esté activa.</text:span></text:p>
      <text:p text:style-name="P3"/>
      <text:p text:style-name="P5">1. d.</text:p>
      <text:p text:style-name="P6"><text:span text:style-name="T2">Los casos basura son aquellos en los que hay más de una señal control activa, a pesar de que no haya error. Bajo estas condiciones no es posible determinar de donde proviene el dato que llega al output y es posible que ocurra cortocircuito. </text:span><text:span text:style-name="T3">Las entradas son consistentes en el estado actual del circuito pero podría ocurrir cortocircuito en un tiempo siguiente, ya que no se puede asumir que se tenga control sobre el comportamiento de los datos.</text:span></text:p>
      <text:p text:style-name="P6"/>
      <text:p text:style-name="P5">2. a.</text:p>
      <text:p text:style-name="P7">Entradas:</text:p>
      <text:p text:style-name="P18">- <text:span text:style-name="T4">Force_Input: Dato. Es </text:span><text:span text:style-name="T7">un</text:span><text:span text:style-name="T4"> </text:span><text:span text:style-name="T7">valor de 1 bit externo al circuito</text:span><text:span text:style-name="T4"> que, </text:span><text:span text:style-name="T7">si en_Force_Input está activa, </text:span><text:span text:style-name="T4">se va a almacenar en los registros de señal </text:span><text:span text:style-name="T7">de </text:span><text:span text:style-name="T4">control de escritura w activa en el próximo flanco ascendente del reloj.</text:span></text:p>
      <text:p text:style-name="P18">- <text:span text:style-name="T4">en_Force_Input: Señal control de </text:span><text:span text:style-name="T5">Force_Input.</text:span></text:p>
      <text:p text:style-name="P5">- <text:span text:style-name="T5">clk: Reloj. </text:span><text:span text:style-name="T7">No es ni control ni dato, existe en su propia categoría.</text:span></text:p>
      <text:p text:style-name="P5">- <text:span text:style-name="T5">Cada registro_salida_restringida tiene sus propias señales control w y en_out. W habilita la escritura del dato en Force_Input al registro, en_out habilita la lectura del dato almacenado en el registro.</text:span></text:p>
      <text:p text:style-name="P5"/>
      <text:p text:style-name="P7">Salidas:</text:p>
      <text:p text:style-name="P7">- Señales debug R1, R2 y R3: Dato. Fines didacticos.</text:p>
      <text:p text:style-name="P7">- Output: Dato. Si una de las señales en_out de los registros está activa, muestra el dato almacenado en el registro correspondiente. Si ninguna de las señales está activa, es indefinido (U). <text:span text:style-name="T6">Para que no ocurra un error, no debe haber ninguna señal en_out activa en simultaneo a en_Force_Input.</text:span></text:p>
      <text:p text:style-name="P7"/>
      <text:p text:style-name="P8">2. b.</text:p>
      <text:p text:style-name="P8">Force_Input = 1</text:p>
      <text:p text:style-name="P8">en_Force_Input = 1</text:p>
      <text:p text:style-name="P8">w_R1 = 1</text:p>
      <text:p text:style-name="P8">clk</text:p>
      <text:p text:style-name="P8"><text:soft-page-break/>w_R1 = 0</text:p>
      <text:p text:style-name="P8">en_Force_Input = 0</text:p>
      <text:p text:style-name="P8">Force_Input = 0 # no estrictamente necesario</text:p>
      <text:p text:style-name="P8"/>
      <text:p text:style-name="P8">2. c.</text:p>
      <text:p text:style-name="P8">Force_Input = 0 o 1 # irrelevante</text:p>
      <text:p text:style-name="P8">en_Force_Input = 1</text:p>
      <text:p text:style-name="P8">w_R0 = 1</text:p>
      <text:p text:style-name="P8">clk</text:p>
      <text:p text:style-name="P8">w_R0 = 0</text:p>
      <text:p text:style-name="P8"/>
      <text:p text:style-name="P8">en_Force_Input = 0</text:p>
      <text:p text:style-name="P8">en_out_R0 = 1</text:p>
      <text:p text:style-name="P8">w_R1 = 1</text:p>
      <text:p text:style-name="P8">clk</text:p>
      <text:p text:style-name="P8">w_R1 = 0</text:p>
      <text:p text:style-name="P8">en_out_R0 = 0</text:p>
      <text:p text:style-name="P8"/>
      <text:p text:style-name="P8">en_out_R2 = 1</text:p>
      <text:p text:style-name="P8">w_R0 = 1</text:p>
      <text:p text:style-name="P8">clk</text:p>
      <text:p text:style-name="P8">w_R0 = 0</text:p>
      <text:p text:style-name="P8">en_out_R2 = 0</text:p>
      <text:p text:style-name="P8"/>
      <text:p text:style-name="P8">en_out_R1 = 1</text:p>
      <text:p text:style-name="P8">w_R2 = 1</text:p>
      <text:p text:style-name="P8">clk</text:p>
      <text:p text:style-name="P8">w_R2 = 0</text:p>
      <text:p text:style-name="P8">en_out_R1 = 0</text:p>
      <text:p text:style-name="P8"/>
      <text:p text:style-name="P8"/>
      <text:p text:style-name="P9">3. a.</text:p>
      <text:p text:style-name="P9">Entradas:</text:p>
      <text:p text:style-name="P9">- clk : <text:span text:style-name="T7">R</text:span>eloj.</text:p>
      <text:p text:style-name="P9">- ALU_ A_Write: <text:span text:style-name="T7">S</text:span>eñal de control de escritura de<text:span text:style-name="T7">l dato </text:span>en el bus <text:span text:style-name="T7">al registro A de la ALU.</text:span></text:p>
      <text:p text:style-name="P17">- ALU_B_Write: <text:span text:style-name="T7">S</text:span>eñal de control de escritura de<text:span text:style-name="T7">l dato </text:span>en el bus <text:span text:style-name="T7">al registro B de la ALU.</text:span></text:p>
      <text:p text:style-name="P9">- OP: Señal de control <text:span text:style-name="T7">que determina la operación realizada por la ALU</text:span> (Suma, resta, AND, OR).</text:p>
      <text:p text:style-name="P9">- ALU_enableOut: Señal de control que habilita <text:span text:style-name="T7">al</text:span> resultado de la operación de la ALU <text:span text:style-name="T7">a pasar al bus compartido</text:span>.</text:p>
      <text:p text:style-name="P9">- Cada registro tiene sus propias señales de control de lectura <text:span text:style-name="T7">y escritura</text:span>.</text:p>
      <text:p text:style-name="P18">- <text:span text:style-name="T4">Force_Input: Dato. Es </text:span><text:span text:style-name="T7">un</text:span><text:span text:style-name="T4"> </text:span><text:span text:style-name="T7">valor de 4 </text:span><text:span text:style-name="T4">bit</text:span><text:span text:style-name="T7">s externo al circuito</text:span><text:span text:style-name="T4"> que, </text:span><text:span text:style-name="T7">si en_Force_Input está activa, </text:span><text:span text:style-name="T4">se va a almacenar en los registros de señal </text:span><text:span text:style-name="T7">de </text:span><text:span text:style-name="T4">control de escritura w activa en el próximo flanco ascendente del reloj.</text:span></text:p>
      <text:p text:style-name="P18">- <text:span text:style-name="T4">en_Force_Input: Señal control de </text:span><text:span text:style-name="T5">Force_Input.</text:span></text:p>
      <text:p text:style-name="P9"/>
      <text:p text:style-name="P10">Salidas:</text:p>
      <text:p text:style-name="P10">- A_Debug: Fines didacticos (para ver cuanto vale A).</text:p>
      <text:p text:style-name="P10">- B_Debug: Fines didacticos (para ver cuanto vale B).</text:p>
      <text:p text:style-name="P10">- S_Debug: Fines didacticos (para ver cuanto vale el resultado de la operació<text:span text:style-name="T7">n</text:span> entre A y B).</text:p>
      <text:p text:style-name="P10">- N, Z, V, C: Outputs de la propia ALU (<text:span text:style-name="T7">ver t</text:span>aller<text:span text:style-name="T7">0</text:span>1).</text:p>
      <text:p text:style-name="P10">- Reg4_output: Output de la ALU, <text:span text:style-name="T7">resultado de operar con la operación dada por OP entre</text:span> A y B.</text:p>
      <text:p text:style-name="P10"/>
      <text:p text:style-name="P10"><text:soft-page-break/><text:span text:style-name="T7">3. </text:span>b.</text:p>
      <text:p text:style-name="P10"><text:span text:style-name="T7">Los hex displays muestran</text:span> el valor <text:span text:style-name="T7">en representación</text:span> sin signo de <text:span text:style-name="T7">los datos almacenados en los registros (los 4 registros de memoria y los 3 registros internos de la ALU para A, B y el resultado).</text:span></text:p>
      <text:p text:style-name="P10"/>
      <text:p text:style-name="P10"><text:span text:style-name="T7">3. </text:span>c.</text:p>
      <text:p text:style-name="P10">Force_Input = 0100</text:p>
      <text:p text:style-name="P10">en_Force_Input = 1</text:p>
      <text:p text:style-name="P10">Reg2_Write = 1</text:p>
      <text:p text:style-name="P10">clk</text:p>
      <text:p text:style-name="P10">Reg2_Write = 0</text:p>
      <text:p text:style-name="P10">Force_Input = 1101</text:p>
      <text:p text:style-name="P10">Reg3_Write = 1</text:p>
      <text:p text:style-name="P10">clk</text:p>
      <text:p text:style-name="P10">Reg3_Write = 0</text:p>
      <text:p text:style-name="P10">en_Force_Input = 0</text:p>
      <text:p text:style-name="P10"/>
      <text:p text:style-name="P10"/>
      <text:p text:style-name="P10"><text:span text:style-name="T7">3. </text:span>d.</text:p>
      <text:p text:style-name="P10">Force_Input = 0100</text:p>
      <text:p text:style-name="P10">en_Force_Input = 1</text:p>
      <text:p text:style-name="P10">Reg0_Write = 1</text:p>
      <text:p text:style-name="P10">clk</text:p>
      <text:p text:style-name="P10">Reg0_Write = 0</text:p>
      <text:p text:style-name="P10">en_Force_Input = 0</text:p>
      <text:p text:style-name="P10">Reg0_enableOut = 1</text:p>
      <text:p text:style-name="P10">ALU_A_Write = 1</text:p>
      <text:p text:style-name="P10">clk</text:p>
      <text:p text:style-name="P11">ALU_A_Write = 0</text:p>
      <text:p text:style-name="P10">Reg0_enableOut = 0</text:p>
      <text:p text:style-name="P12">OP = 11</text:p>
      <text:p text:style-name="P12">ALU_enableOut = 1</text:p>
      <text:p text:style-name="P12">clk</text:p>
      <text:p text:style-name="P12">Reg2_Write = 1</text:p>
      <text:p text:style-name="P12">clk</text:p>
      <text:p text:style-name="P12">Reg2_Write = 0</text:p>
      <text:p text:style-name="P12">OP = 01</text:p>
      <text:p text:style-name="P12">clk</text:p>
      <text:p text:style-name="P12">Reg3_Write = 1</text:p>
      <text:p text:style-name="P12">clk</text:p>
      <text:p text:style-name="P12">Reg3_ Write = 0</text:p>
      <text:p text:style-name="P12"/>
      <text:p text:style-name="P13"><text:span text:style-name="T7">3. </text:span>e. Incluso asumiendo que la ALU es instantánea, la negación de clk evita que la ALU devuelva un resultado computado con inputs desactualizados. <text:span text:style-name="T7">L</text:span>os inputs se actualizan en los flancos ascendentes del reloj, y <text:span text:style-name="T7">gracias a la negación </text:span>el output se actualiza en el flanco descendente sigui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09:25:29.903290741</meta:creation-date>
    <dc:date>2023-09-14T17:58:17.990538754</dc:date>
    <meta:editing-duration>PT39M11S</meta:editing-duration>
    <meta:editing-cycles>2</meta:editing-cycles>
    <meta:generator>LibreOffice/7.5.5.2$Linux_X86_64 LibreOffice_project/50$Build-2</meta:generator>
    <meta:document-statistic meta:table-count="2" meta:image-count="0" meta:object-count="0" meta:page-count="3" meta:paragraph-count="174" meta:word-count="835" meta:character-count="4148" meta:non-whitespace-character-count="3487"/>
  </office:meta>
</office:document-meta>
</file>